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c614" officeooo:paragraph-rsid="0000c614"/>
    </style:style>
    <style:style style:name="P2" style:family="paragraph" style:parent-style-name="Standard">
      <style:text-properties officeooo:rsid="0001ac97" officeooo:paragraph-rsid="0001ac97"/>
    </style:style>
    <style:style style:name="P3" style:family="paragraph" style:parent-style-name="Standard">
      <style:text-properties fo:font-style="italic" officeooo:rsid="0002effb" officeooo:paragraph-rsid="0002effb" style:font-style-asian="italic" style:font-style-complex="italic"/>
    </style:style>
    <style:style style:name="P4" style:family="paragraph" style:parent-style-name="Standard">
      <style:text-properties fo:font-style="italic" officeooo:rsid="00049da3" officeooo:paragraph-rsid="00049da3" style:font-style-asian="italic" style:font-style-complex="italic"/>
    </style:style>
    <style:style style:name="P5" style:family="paragraph" style:parent-style-name="Standard">
      <style:text-properties fo:font-style="italic" fo:font-weight="bold" officeooo:rsid="0002effb" officeooo:paragraph-rsid="0002effb" style:font-style-asian="italic" style:font-weight-asian="bold" style:font-style-complex="italic" style:font-weight-complex="bold"/>
    </style:style>
    <style:style style:name="P6" style:family="paragraph" style:parent-style-name="Standard">
      <style:text-properties fo:font-style="normal" officeooo:rsid="0002effb" officeooo:paragraph-rsid="0002effb" style:font-style-asian="normal" style:font-style-complex="normal"/>
    </style:style>
    <style:style style:name="P7" style:family="paragraph" style:parent-style-name="Standard">
      <style:text-properties fo:font-style="normal" officeooo:rsid="00062c70" officeooo:paragraph-rsid="00062c70" style:font-style-asian="normal" style:font-style-complex="normal"/>
    </style:style>
    <style:style style:name="P8" style:family="paragraph" style:parent-style-name="Standard">
      <style:text-properties fo:font-style="normal" officeooo:rsid="00075183" officeooo:paragraph-rsid="00075183" style:font-style-asian="normal" style:font-style-complex="normal"/>
    </style:style>
    <style:style style:name="P9" style:family="paragraph" style:parent-style-name="Standard">
      <style:text-properties fo:font-style="normal" officeooo:rsid="00078d94" officeooo:paragraph-rsid="00078d94" style:font-style-asian="normal" style:font-style-complex="normal"/>
    </style:style>
    <style:style style:name="P10" style:family="paragraph" style:parent-style-name="Text_20_body" style:list-style-name="L2"/>
    <style:style style:name="P11" style:family="paragraph" style:parent-style-name="Text_20_body" style:list-style-name="L2">
      <style:text-properties officeooo:paragraph-rsid="000f519e"/>
    </style:style>
    <style:style style:name="P12" style:family="paragraph" style:parent-style-name="Text_20_body">
      <style:text-properties officeooo:rsid="0009dddc" officeooo:paragraph-rsid="0009dddc"/>
    </style:style>
    <style:style style:name="P13" style:family="paragraph" style:parent-style-name="Text_20_body">
      <style:text-properties officeooo:rsid="0009dddc" officeooo:paragraph-rsid="000f519e"/>
    </style:style>
    <style:style style:name="P14" style:family="paragraph" style:parent-style-name="Text_20_body" style:list-style-name="L3"/>
    <style:style style:name="P15" style:family="paragraph" style:parent-style-name="Text_20_body">
      <style:text-properties fo:font-style="italic" officeooo:rsid="0002effb" officeooo:paragraph-rsid="0002effb" style:font-style-asian="italic" style:font-style-complex="italic"/>
    </style:style>
    <style:style style:name="P16" style:family="paragraph" style:parent-style-name="Text_20_body">
      <style:text-properties fo:font-style="italic" officeooo:rsid="0002effb" officeooo:paragraph-rsid="000f519e" style:font-style-asian="italic" style:font-style-complex="italic"/>
    </style:style>
    <style:style style:name="P17" style:family="paragraph" style:parent-style-name="Text_20_body">
      <style:text-properties fo:font-style="italic" officeooo:rsid="00049da3" officeooo:paragraph-rsid="00049da3" style:font-style-asian="italic" style:font-style-complex="italic"/>
    </style:style>
    <style:style style:name="P18" style:family="paragraph" style:parent-style-name="Text_20_body" style:list-style-name="L4"/>
    <style:style style:name="P19" style:family="paragraph" style:parent-style-name="Text_20_body" style:list-style-name="L4">
      <style:text-properties officeooo:paragraph-rsid="000f519e"/>
    </style:style>
    <style:style style:name="P20" style:family="paragraph" style:parent-style-name="Text_20_body" style:list-style-name="L8"/>
    <style:style style:name="P21" style:family="paragraph" style:parent-style-name="Text_20_body">
      <style:text-properties officeooo:rsid="000afe32" officeooo:paragraph-rsid="000afe32"/>
    </style:style>
    <style:style style:name="P22" style:family="paragraph" style:parent-style-name="Text_20_body" style:list-style-name="L10"/>
    <style:style style:name="P23" style:family="paragraph" style:parent-style-name="Text_20_body">
      <style:text-properties officeooo:paragraph-rsid="000f519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text-properties officeooo:paragraph-rsid="000f519e"/>
    </style:style>
    <style:style style:name="P26" style:family="paragraph" style:parent-style-name="Text_20_body" style:list-style-name="L8">
      <style:paragraph-properties fo:margin-top="0cm" fo:margin-bottom="0cm" loext:contextual-spacing="false"/>
    </style:style>
    <style:style style:name="P27" style:family="paragraph" style:parent-style-name="Text_20_body">
      <style:paragraph-properties fo:margin-top="0cm" fo:margin-bottom="0cm" loext:contextual-spacing="false" style:writing-mode="lr-tb"/>
    </style:style>
    <style:style style:name="P28" style:family="paragraph" style:parent-style-name="Text_20_body">
      <style:paragraph-properties fo:margin-top="0cm" fo:margin-bottom="0cm" loext:contextual-spacing="false" style:writing-mode="lr-tb"/>
      <style:text-properties officeooo:paragraph-rsid="0009dddc"/>
    </style:style>
    <style:style style:name="P29" style:family="paragraph" style:parent-style-name="Text_20_body">
      <style:paragraph-properties fo:margin-top="0cm" fo:margin-bottom="0cm" loext:contextual-spacing="false" style:writing-mode="lr-tb"/>
      <style:text-properties officeooo:paragraph-rsid="000f519e"/>
    </style:style>
    <style:style style:name="P30" style:family="paragraph" style:parent-style-name="Text_20_body">
      <style:paragraph-properties style:writing-mode="lr-tb"/>
    </style:style>
    <style:style style:name="P31" style:family="paragraph" style:parent-style-name="Standard" style:list-style-name="L1">
      <style:text-properties officeooo:rsid="0001ac97" officeooo:paragraph-rsid="0001ac97"/>
    </style:style>
    <style:style style:name="P32" style:family="paragraph" style:parent-style-name="Standard">
      <style:text-properties fo:font-style="italic" officeooo:rsid="0002effb" officeooo:paragraph-rsid="0002effb" style:font-style-asian="italic" style:font-style-complex="italic"/>
    </style:style>
    <style:style style:name="P33" style:family="paragraph" style:parent-style-name="Standard">
      <style:text-properties fo:font-style="italic" officeooo:rsid="0002effb" officeooo:paragraph-rsid="000f519e" style:font-style-asian="italic" style:font-style-complex="italic"/>
    </style:style>
    <style:style style:name="P34" style:family="paragraph" style:parent-style-name="Standard">
      <style:paragraph-properties fo:text-align="center" style:justify-single-word="false"/>
      <style:text-properties fo:font-style="italic" officeooo:rsid="0002effb" officeooo:paragraph-rsid="000f519e" style:font-style-asian="italic" style:font-style-complex="italic"/>
    </style:style>
    <style:style style:name="P35" style:family="paragraph" style:parent-style-name="Standard">
      <style:paragraph-properties fo:text-align="center" style:justify-single-word="false"/>
      <style:text-properties fo:font-style="italic" officeooo:rsid="0002effb" officeooo:paragraph-rsid="0002effb" style:font-style-asian="italic" style:font-style-complex="italic"/>
    </style:style>
    <style:style style:name="P36" style:family="paragraph" style:parent-style-name="Standard">
      <style:text-properties fo:font-style="italic" officeooo:rsid="000afe32" officeooo:paragraph-rsid="000afe32" style:font-style-asian="italic" style:font-style-complex="italic"/>
    </style:style>
    <style:style style:name="P37" style:family="paragraph" style:parent-style-name="Standard">
      <style:text-properties fo:font-style="italic" officeooo:rsid="000afe32" officeooo:paragraph-rsid="000f519e" style:font-style-asian="italic" style:font-style-complex="italic"/>
    </style:style>
    <style:style style:name="P38" style:family="paragraph" style:parent-style-name="Standard">
      <style:text-properties fo:font-style="italic" officeooo:rsid="00049da3" officeooo:paragraph-rsid="00049da3" style:font-style-asian="italic" style:font-style-complex="italic"/>
    </style:style>
    <style:style style:name="P39" style:family="paragraph" style:parent-style-name="Standard">
      <style:paragraph-properties fo:text-align="center" style:justify-single-word="false"/>
      <style:text-properties fo:font-style="italic" officeooo:rsid="00049da3" officeooo:paragraph-rsid="00049da3" style:font-style-asian="italic" style:font-style-complex="italic"/>
    </style:style>
    <style:style style:name="P40" style:family="paragraph" style:parent-style-name="Standard">
      <style:text-properties officeooo:paragraph-rsid="0002effb"/>
    </style:style>
    <style:style style:name="P41" style:family="paragraph" style:parent-style-name="Standard">
      <style:text-properties officeooo:paragraph-rsid="00049da3"/>
    </style:style>
    <style:style style:name="P42" style:family="paragraph" style:parent-style-name="Standard">
      <style:text-properties fo:font-style="normal" officeooo:rsid="00075183" officeooo:paragraph-rsid="00075183" style:font-style-asian="normal" style:font-style-complex="normal"/>
    </style:style>
    <style:style style:name="P43" style:family="paragraph" style:parent-style-name="Standard">
      <style:text-properties fo:font-style="normal" officeooo:rsid="00075183" officeooo:paragraph-rsid="000f519e" style:font-style-asian="normal" style:font-style-complex="normal"/>
    </style:style>
    <style:style style:name="P44" style:family="paragraph" style:parent-style-name="Standard">
      <style:text-properties fo:font-style="normal" officeooo:rsid="0002effb" officeooo:paragraph-rsid="0002effb" style:font-style-asian="normal" style:font-style-complex="normal"/>
    </style:style>
    <style:style style:name="P45" style:family="paragraph" style:parent-style-name="Standard">
      <style:text-properties fo:font-style="normal" officeooo:rsid="00063223" officeooo:paragraph-rsid="00063223" style:font-style-asian="normal" style:font-style-complex="normal"/>
    </style:style>
    <style:style style:name="P46" style:family="paragraph" style:parent-style-name="Standard">
      <style:text-properties fo:font-style="normal" officeooo:rsid="00062c70" officeooo:paragraph-rsid="000f519e" style:font-style-asian="normal" style:font-style-complex="normal"/>
    </style:style>
    <style:style style:name="P47" style:family="paragraph" style:parent-style-name="Standard">
      <style:text-properties officeooo:paragraph-rsid="000f519e"/>
    </style:style>
    <style:style style:name="T1" style:family="text">
      <style:text-properties officeooo:rsid="00049da3"/>
    </style:style>
    <style:style style:name="T2" style:family="text">
      <style:text-properties officeooo:rsid="00063223"/>
    </style:style>
    <style:style style:name="T3" style:family="text">
      <style:text-properties fo:font-style="italic" officeooo:rsid="0002effb" style:font-style-asian="italic" style:font-style-complex="italic"/>
    </style:style>
    <style:style style:name="T4" style:family="text">
      <style:text-properties fo:font-style="italic" officeooo:rsid="00049da3" style:font-style-asian="italic" style:font-style-complex="italic"/>
    </style:style>
    <style:style style:name="T5" style:family="text">
      <style:text-properties fo:font-weight="bold"/>
    </style:style>
    <style:style style:name="T6" style:family="text">
      <style:text-properties officeooo:rsid="0009dddc"/>
    </style:style>
    <style:style style:name="T7" style:family="text">
      <style:text-properties officeooo:rsid="000cdf00"/>
    </style:style>
    <style:style style:name="T8" style:family="text">
      <style:text-properties officeooo:rsid="000e9d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Para acabar con este breve curso, te propondremos un ejercicio final que ponga en práctica los conocimientos que has aprendido en estas lecciones. Tendrás un editor online, para hacerlo de forma mas rápida e interactiva y al final de la página tendrás la solución para poder comprobar si lo has hecho de manera correcta.</text:p>
      <text:p text:style-name="P1"/>
      <text:p text:style-name="P1"/>
      <text:p text:style-name="P1"/>
      <text:list xml:id="list2619262840260054202" text:style-name="L1">
        <text:list-item>
          <text:p text:style-name="P31">Pon la estructura principal que te enseñamos en la leccion uno, pincha en este link por si tienes alguna duda: Lección 1</text:p>
        </text:list-item>
        <text:list-item>
          <text:p text:style-name="P31">Coloca el siguiente title: Ejercicio de Evaluación</text:p>
        </text:list-item>
        <text:list-item>
          <text:p text:style-name="P31">En la zona del body, traduce el texto de la siguiente imagen a código.</text:p>
        </text:list-item>
        <text:list-item>
          <text:p text:style-name="P31">Una vez que hayas acabado, comprueba con la solución si te has vuelto un experto de HTML.</text:p>
        </text:list-item>
      </text:list>
      <text:p text:style-name="P2"/>
      <text:p text:style-name="P2"/>
      <text:p text:style-name="P5">Lección de la imagen:</text:p>
      <text:p text:style-name="P3"/>
      <text:p text:style-name="P3"/>
      <text:p text:style-name="P3">Título con font y center: Los <text:s/>cinco videos de youtube más vistos de la historia.</text:p>
      <text:p text:style-name="P3"/>
      <text:p text:style-name="P3"/>
      <text:p text:style-name="P6">Youtube es una página web estaunidense creada el año 2005. Propedad de google, en esta website sus usuarios pueden subir y compartir videos siendo los mas populares los relacionados con clips musicales. Veamos entonces, cuales han sido los cinco videos de youtube más vistos de la historia.</text:p>
      <text:p text:style-name="P6"/>
      <text:p text:style-name="P6"/>
      <text:p text:style-name="P6"/>
      <text:p text:style-name="P6"/>
      <text:p text:style-name="P34">Título &lt;h2&gt; <text:span text:style-name="T1">Charlie bit my finger – again !</text:span></text:p>
      <text:p text:style-name="P16">Hace 9 años</text:p>
      <text:list xml:id="list3199354174298998608" text:style-name="L4">
        <text:list-item>
          <text:p text:style-name="P19">839.765.002 visualizaciones</text:p>
        </text:list-item>
      </text:list>
      <text:p text:style-name="P29">Charlie bit my finger - again ! Subscribe here: <text:a xlink:type="simple" xlink:href="http://bit.ly/1oHVuUM" office:target-frame-name="_blank" xlink:show="new" text:style-name="Internet_20_link" text:visited-style-name="Visited_20_Internet_20_Link">http://bit.ly/1oHVuUM</text:a> Even had I thought of trying to get my boys to do this I probably ...</text:p>
      <text:p text:style-name="P33"/>
      <text:p text:style-name="P33"/>
      <text:p text:style-name="P33"/>
      <text:p text:style-name="P37">&lt;iframe src="https://player.vimeo.com/video/27584194" width="640" height="480" frameborder="0" webkitallowfullscreen mozallowfullscreen allowfullscreen&gt;&lt;/iframe&gt;</text:p>
      <text:p text:style-name="P37">&lt;p&gt;&lt;a href="https://vimeo.com/27584194"&gt;Charlie bit my finger again&lt;/a&gt; from &lt;a href="https://vimeo.com/inlovevr"&gt;Vishnu R&lt;/a&gt; on &lt;a href="<text:a xlink:type="simple" xlink:href="https://vimeo.com/" text:style-name="Internet_20_link" text:visited-style-name="Visited_20_Internet_20_Link">https://vimeo.com</text:a>"&gt;Vimeo&lt;/a&gt;.&lt;/p&gt;</text:p>
      <text:p text:style-name="P37"/>
      <text:p text:style-name="P37"/>
      <text:p text:style-name="P43">Charlie bit my finger again es un video inglés de dos niños. </text:p>
      <text:p text:style-name="P43">Subido el año 2007 a youtube, dura 55 segundos y consta de un bebé que muerde el dedo a su hermano más mayor que se queja de dolor mientras el pequeño se ríe.</text:p>
      <text:p text:style-name="P43">El video viral más exitoso de la historia, consta de unas 8<text:span text:style-name="T8">39</text:span> millones de reproducciones.</text:p>
      <text:p text:style-name="P33"/>
      <text:p text:style-name="P6"/>
      <text:p text:style-name="P3"><text:soft-page-break/></text:p>
      <text:p text:style-name="P6"/>
      <text:p text:style-name="P35">Título &lt;h2&gt; JENNIFER LOPEZ – On the floor</text:p>
      <text:p text:style-name="P3"/>
      <text:p text:style-name="P15">Hace 5 años</text:p>
      <text:list xml:id="list6824770493048080081" text:style-name="L3">
        <text:list-item>
          <text:p text:style-name="P14">941.930.933 visualizaciones</text:p>
        </text:list-item>
      </text:list>
      <text:p text:style-name="P27">Music video by <text:span text:style-name="T5">Jennifer Lopez</text:span> performing On The <text:span text:style-name="T5">Floor</text:span> feat. Pitbull. © 2011 Island Records #VEVOCertified on April 15, 2012</text:p>
      <text:p text:style-name="P27"/>
      <text:p text:style-name="P28"><text:span text:style-name="T6">&lt;iframe src="https://player.vimeo.com/video/20869600" width="640" height="360" frameborder="0" webkitallowfullscreen mozallowfullscreen allowfullscreen&gt;&lt;/iframe&gt;</text:span></text:p>
      <text:p text:style-name="P28"><text:span text:style-name="T6">&lt;p&gt;&lt;a href="https://vimeo.com/20869600"&gt;On The Floor&lt;/a&gt; from &lt;a href="https://vimeo.com/user5215063"&gt;ailou&lt;/a&gt; on &lt;a href="https://vimeo.com"&gt;Vimeo&lt;/a&gt;.&lt;/p&gt;</text:span><text:tab/></text:p>
      <text:p text:style-name="P3"/>
      <text:p text:style-name="P3"/>
      <text:p text:style-name="P3"/>
      <text:p text:style-name="P7">On the floor es una canción de la cantante <text:span text:style-name="T2">POP estadounidense Jennifer López, con la conlaboración de Pitbull, esta producíón data del año 2011,tiene una duración de 4,26 siendo una adaptación de un tema del año 1989 del grupo breasileño Kaoma llamado Llorando se fue, conocido popularmente <text:s/>como Lambada.</text:span></text:p>
      <text:p text:style-name="P45">Este video tiene alrededo de <text:span text:style-name="T8">941</text:span> millones de visitas.</text:p>
      <text:p text:style-name="P45"/>
      <text:p text:style-name="P45"/>
      <text:p text:style-name="P45"/>
      <text:p text:style-name="P34">Título &lt;h2&gt; Party rock:</text:p>
      <text:p text:style-name="P33"/>
      <text:p text:style-name="P47"><text:span text:style-name="T3"><text:tab/></text:span><text:span text:style-name="T4">VIDEO </text:span><text:a xlink:type="simple" xlink:href="https://www.youtube.com/watch?v=KQ6zr6kCPj8" text:style-name="Internet_20_link" text:visited-style-name="Visited_20_Internet_20_Link">LMFAO - Party Rock Anthem ft. Lauren Bennett, GoonRock</text:a></text:p>
      <text:p text:style-name="P23"><text:a xlink:type="simple" xlink:href="https://www.youtube.com/user/LMFAOVEVO" text:style-name="Internet_20_link" text:visited-style-name="Visited_20_Internet_20_Link">LMFAOVEVO</text:a> </text:p>
      <text:p text:style-name="P13">&lt;iframe src="https://player.vimeo.com/video/40333112" width="640" height="360" frameborder="0" webkitallowfullscreen mozallowfullscreen allowfullscreen&gt;&lt;/iframe&gt;</text:p>
      <text:p text:style-name="P13">&lt;p&gt;&lt;a href="https://vimeo.com/40333112"&gt;LMFAO - Party Rock Anthem&lt;/a&gt; from &lt;a href="https://vimeo.com/mickeyfinnegan"&gt;Mickey Finnegan&lt;/a&gt; on &lt;a href="https://vimeo.com"&gt;Vimeo&lt;/a&gt;.&lt;/p&gt;</text:p>
      <text:list xml:id="list1299230683410273922" text:style-name="L2">
        <text:list-item>
          <text:p text:style-name="P25">Hace 5 años</text:p>
        </text:list-item>
        <text:list-item>
          <text:p text:style-name="P11">1.098.687.661 visualizaciones</text:p>
        </text:list-item>
      </text:list>
      <text:p text:style-name="P33"/>
      <text:p text:style-name="P33"/>
      <text:p text:style-name="P33"/>
      <text:p text:style-name="P46">Party Rock Anthem es una canción del grupo electropop estaunidense <text:s/>LMFAO, en colaboración con Loraurent Bennet y Goonrock . </text:p>
      <text:p text:style-name="P46">Este tema fué subido a Youtube el año 2011. De 4 minutos, 23 segundos de duración, destaca por su número de baile contando en total con unas <text:span text:style-name="T7">1.098</text:span> millones de reproducciones.</text:p>
      <text:p text:style-name="P33"><text:s/></text:p>
      <text:p text:style-name="P33"/>
      <text:p text:style-name="P33"/>
      <text:p text:style-name="P3"/>
      <text:p text:style-name="P3"/>
      <text:p text:style-name="P39">Título &lt;h2&gt; Baby</text:p>
      <text:p text:style-name="P41"><text:bookmark text:name="item-section-650598"/><text:span text:style-name="T4"/></text:p>
      <text:list xml:id="list1655815333684215857" text:style-name="L8">
        <text:list-item>
          <text:p text:style-name="P26"><text:soft-page-break/>Hace 6 años</text:p>
        </text:list-item>
        <text:list-item>
          <text:p text:style-name="P20">1.381.442.206 visualizaciones</text:p>
        </text:list-item>
      </text:list>
      <text:p text:style-name="P30">Music video by Justin Bieber performing <text:span text:style-name="T5">Baby</text:span> feat. Ludacris. #VEVOCertified on April 25, 2010.</text:p>
      <text:p text:style-name="Text_20_body"/>
      <text:p text:style-name="P21">&lt;iframe src="https://player.vimeo.com/video/31586483" width="640" height="424" frameborder="0" webkitallowfullscreen mozallowfullscreen allowfullscreen&gt;&lt;/iframe&gt;</text:p>
      <text:p text:style-name="P21">&lt;p&gt;&lt;a href="https://vimeo.com/31586483"&gt;Justin Bieber &amp;quot;Baby&amp;quot;&lt;/a&gt; from &lt;a href="https://vimeo.com/tdavidbinns"&gt;t david binns&lt;/a&gt; on &lt;a href="https://vimeo.com"&gt;Vimeo&lt;/a&gt;.&lt;/p&gt;</text:p>
      <text:p text:style-name="P4"/>
      <text:p text:style-name="P4"/>
      <text:p text:style-name="P8">Baby es una canción del cantante pop canadiense Justin Bieber en colaboración con Ludacris.</text:p>
      <text:p text:style-name="P8">El video fué registrado y subido a Youtube el año 2010 constando de una duración de 3:44 y siendo conocido por su estribillo repetitivo y de ser el video con mas dislikes de la historia de Youtube.</text:p>
      <text:p text:style-name="P8">En total tiene unas 1.<text:span text:style-name="T8">381</text:span> millones de visitas.</text:p>
      <text:p text:style-name="P8"/>
      <text:p text:style-name="P8"/>
      <text:p text:style-name="P4"/>
      <text:p text:style-name="P4">Título &lt;h2&gt; Gangnam Style</text:p>
      <text:p text:style-name="P4"/>
      <text:p text:style-name="P17">Hace 3 años</text:p>
      <text:list xml:id="list7648012617580970538" text:style-name="L10">
        <text:list-item>
          <text:p text:style-name="P22">2.581.220.890 visualizaciones</text:p>
        </text:list-item>
      </text:list>
      <text:p text:style-name="P27">PSY - DADDY(feat. CL of 2NE1) M/V @ <text:a xlink:type="simple" xlink:href="https://youtu.be/FrG4TEcSuRg" office:target-frame-name="_blank" xlink:show="new" text:style-name="Internet_20_link" text:visited-style-name="Visited_20_Internet_20_Link">https://youtu.be/FrG4TEcSuRg</text:a> PSY - 나팔바지(NAPAL BAJI) M/V ...</text:p>
      <text:p text:style-name="P4"/>
      <text:p text:style-name="P36">&lt;iframe src="https://player.vimeo.com/video/50747914" width="640" height="360" frameborder="0" webkitallowfullscreen mozallowfullscreen allowfullscreen&gt;&lt;/iframe&gt;</text:p>
      <text:p text:style-name="P36">&lt;p&gt;&lt;a href="https://vimeo.com/50747914"&gt;PSY - GANGNAM STYLE&lt;/a&gt; from &lt;a href="https://vimeo.com/user13884986"&gt;SERKAN LAF&amp;Ccedil;I&lt;/a&gt; on &lt;a href="https://vimeo.com"&gt;Vimeo&lt;/a&gt;.&lt;/p&gt;</text:p>
      <text:p text:style-name="P3"/>
      <text:p text:style-name="P3"/>
      <text:p text:style-name="P9">Gangnam Style es un canció ndel cantante K-pop surcoreano PSY.</text:p>
      <text:p text:style-name="P9">El tema fué producido y <text:s/>subido a youtube el año 2012 constando de una duración de 4:12.</text:p>
      <text:p text:style-name="P9">El videoclip en tono humorístico destaca por su baile y estribillo, sie3ndo el que tiene mas likes y visitas de toda la historia del canal, ya que ha conseguido superar las 2.<text:span text:style-name="T8">581</text:span> millones de reproducciones.</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59S</meta:editing-duration>
    <meta:editing-cycles>12</meta:editing-cycles>
    <meta:generator>LibreOffice/5.0.5.2$Windows_x86 LibreOffice_project/55b006a02d247b5f7215fc6ea0fde844b30035b3</meta:generator>
    <dc:date>2016-05-29T11:41:41.211000000</dc:date>
    <meta:document-statistic meta:table-count="0" meta:image-count="0" meta:object-count="0" meta:page-count="3" meta:paragraph-count="53" meta:word-count="721" meta:character-count="5258" meta:non-whitespace-character-count="4592"/>
    <meta:user-defined meta:name="Info 1"/>
    <meta:user-defined meta:name="Info 2"/>
    <meta:user-defined meta:name="Info 3"/>
    <meta:user-defined meta:name="Info 4"/>
  </office:meta>
</office:document-meta>
</file>